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style:font-size-asian="11pt" style:font-weight-asian="normal"/>
    </style:style>
    <style:style style:name="P2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1348db" style:font-size-asian="11pt" style:font-weight-asian="normal"/>
    </style:style>
    <style:style style:name="P3" style:family="paragraph" style:parent-style-name="Standard">
      <style:paragraph-properties fo:margin-top="0in" fo:margin-bottom="0.139in" style:contextual-spacing="false" fo:line-height="115%"/>
    </style:style>
    <style:style style:name="P4" style:family="paragraph" style:parent-style-name="Standard">
      <style:paragraph-properties fo:margin-top="0in" fo:margin-bottom="0.139in" style:contextual-spacing="false" fo:line-height="115%" fo:text-align="center" style:justify-single-word="false"/>
    </style:style>
    <style:style style:name="P5" style:family="paragraph" style:parent-style-name="Standard">
      <style:paragraph-properties fo:margin-top="0in" fo:margin-bottom="0.139in" style:contextual-spacing="false" fo:line-height="115%"/>
      <style:text-properties officeooo:paragraph-rsid="0010fcb5"/>
    </style:style>
    <style:style style:name="P6" style:family="paragraph" style:parent-style-name="Standard">
      <style:paragraph-properties fo:margin-top="0in" fo:margin-bottom="0.139in" style:contextual-spacing="false" fo:line-height="115%"/>
      <style:text-properties officeooo:paragraph-rsid="001348db"/>
    </style:style>
    <style:style style:name="P7" style:family="paragraph" style:parent-style-name="Standard" style:master-page-name="Standard">
      <style:paragraph-properties fo:margin-top="0in" fo:margin-bottom="0.139in" style:contextual-spacing="false" fo:line-height="115%" style:page-number="auto"/>
      <style:text-properties style:font-name="Calibri" fo:font-size="11pt" fo:language="en" fo:country="none" style:font-size-asian="11pt"/>
    </style:style>
    <style:style style:name="T1" style:family="text">
      <style:text-properties style:font-name="Calibri" fo:font-size="16pt" fo:language="en" fo:country="none" fo:font-weight="bold" style:font-size-asian="16pt" style:font-weight-asian="bold"/>
    </style:style>
    <style:style style:name="T2" style:family="text">
      <style:text-properties style:font-name="Calibri" fo:font-size="11pt" fo:language="en" fo:country="none" fo:font-weight="normal" style:font-size-asian="11pt" style:font-weight-asian="normal"/>
    </style:style>
    <style:style style:name="T3" style:family="text">
      <style:text-properties style:font-name="Calibri" fo:font-size="11pt" fo:language="en" fo:country="none" fo:font-weight="normal" officeooo:rsid="0010be53" style:font-size-asian="11pt" style:font-weight-asian="normal"/>
    </style:style>
    <style:style style:name="T4" style:family="text">
      <style:text-properties style:font-name="Calibri" fo:font-size="11pt" fo:language="en" fo:country="none" fo:font-weight="normal" officeooo:rsid="0010fcb5" style:font-size-asian="11pt" style:font-weight-asian="normal"/>
    </style:style>
    <style:style style:name="T5" style:family="text">
      <style:text-properties style:font-name="Calibri" fo:font-size="11pt" fo:language="en" fo:country="none" fo:font-weight="normal" officeooo:rsid="0011c4c2" style:font-size-asian="11pt" style:font-weight-asian="normal"/>
    </style:style>
    <style:style style:name="T6" style:family="text">
      <style:text-properties style:font-name="Calibri" fo:font-size="11pt" fo:language="en" fo:country="none" fo:font-weight="normal" officeooo:rsid="001348db" style:font-size-asian="11pt" style:font-weight-asian="normal"/>
    </style:style>
    <style:style style:name="T7" style:family="text">
      <style:text-properties style:font-name="Calibri" fo:font-size="11pt" fo:language="en" fo:country="none" fo:font-weight="bold" style:font-size-asian="11pt" style:font-weight-asian="bold"/>
    </style:style>
    <style:style style:name="T8" style:family="text">
      <style:text-properties style:font-name="Calibri" fo:font-size="11pt" fo:language="en" fo:country="none" fo:font-weight="bold" officeooo:rsid="0010be53" style:font-size-asian="11pt" style:font-weight-asian="bold"/>
    </style:style>
    <style:style style:name="T9" style:family="text">
      <style:text-properties style:font-name="Calibri" fo:font-size="11pt" fo:language="en" fo:country="none" fo:font-weight="bold" officeooo:rsid="0010fcb5" style:font-size-asian="11pt" style:font-weight-asian="bold"/>
    </style:style>
    <style:style style:name="T10" style:family="text">
      <style:text-properties style:font-name="Calibri" fo:font-size="11pt" fo:language="en" fo:country="none" fo:font-weight="bold" officeooo:rsid="001348db" style:font-size-asian="11pt" style:font-weight-asian="bold"/>
    </style:style>
    <style:style style:name="T11" style:family="text">
      <style:text-properties officeooo:rsid="0011c4c2"/>
    </style:style>
    <style:style style:name="T12" style:family="text">
      <style:text-properties fo:font-weight="bold" officeooo:rsid="0010be53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4"><text:span text:style-name="T1">ML Platformer</text:span></text:p>
      <text:p text:style-name="P3"><text:span text:style-name="T2">The overall goal of this exercise is to create two adversarial AI's. One to generate 3d platformer levels, and the other to traverse them.</text:span></text:p>
      <text:p text:style-name="P1"/>
      <text:p text:style-name="P3"><text:span text:style-name="T7">PPO_00 </text:span><text:span text:style-name="T2">- first attempt Initially, it was supposed to get a small existential punishment of 1 / total steps every tick so that it would get a maximum punishment of -1. Instead I was giving it a reward of total steps (4000 in this case) every tick, which only incentivized the agent to spin around on the spawn and rack up a total score in the 4M range.</text:span></text:p>
      <text:p text:style-name="P3"><text:span text:style-name="T2">mlagents-learn Platformer.yaml --run-id=PPO_00 </text:span></text:p>
      <text:p text:style-name="P3"><text:span text:style-name="T7">Result - </text:span><text:span text:style-name="T2"><text:s/>No reward was given so the agent would yeet itself (as the kids say) off the edge of the environment to end its suffering.</text:span></text:p>
      <text:p text:style-name="P1"/>
      <text:p text:style-name="P3"><text:span text:style-name="T7">PPO_01 </text:span><text:span text:style-name="T2">- Added a reward of +1 for reaching the goal. The reward range should now be -1 to 1, with a +1 for reaching the goal immediatley.</text:span></text:p>
      <text:p text:style-name="P3"><text:span text:style-name="T2">mlagents-learn Platformer.yaml --run-id=PPO_01</text:span></text:p>
      <text:p text:style-name="P3"><text:span text:style-name="T7">Result - </text:span><text:span text:style-name="T2"><text:s/>Reaches goal successfully most of the time on a small board. Very twitchy though.</text:span></text:p>
      <text:p text:style-name="P1"/>
      <text:p text:style-name="P3"><text:span text:style-name="T7">PPO_02 </text:span><text:span text:style-name="T2">- Set up a curriculum learning system which uses scriptable object lessons to adjust the board size. Agent was not getting proper existential cost applied (-(1 / maxSteps)) returns an int, not a float. If agent falls off of board, reward is set to -1.</text:span></text:p>
      <text:p text:style-name="P3"><text:span text:style-name="T2">mlagents-learn Platformer.yaml --run-id=PPO_02</text:span></text:p>
      <text:p text:style-name="P3"><text:span text:style-name="T7">Result - </text:span><text:span text:style-name="T2"><text:s/>Trained fairly slowly and was extremely twitchy.</text:span></text:p>
      <text:p text:style-name="P1"/>
      <text:p text:style-name="P1"/>
      <text:p text:style-name="P3"><text:span text:style-name="T7">PPO_03 <text:s/></text:span><text:span text:style-name="T2">To be more inline with the wall jump example, the following paramters were changed</text:span></text:p>
      <text:p text:style-name="P3"><text:span text:style-name="T2"><text:tab/>Greatly reduced buffer size to 2048</text:span></text:p>
      <text:p text:style-name="P3"><text:span text:style-name="T2"><text:tab/>greatly increased hidden units to 512</text:span></text:p>
      <text:p text:style-name="P3"><text:soft-page-break/><text:span text:style-name="T2"><text:tab/>greatly increased max steps to 20M</text:span></text:p>
      <text:p text:style-name="P1"/>
      <text:p text:style-name="P3"><text:span text:style-name="T7">Result - </text:span><text:span text:style-name="T2"><text:s/>Did not make it past second lesson</text:span></text:p>
      <text:p text:style-name="P1"/>
      <text:p text:style-name="P3"><text:span text:style-name="T7">PPO_04 <text:s/></text:span><text:span text:style-name="T2">Buffer and batch sizes may have too small for continous actions</text:span></text:p>
      <text:p text:style-name="P3"><text:span text:style-name="T2"><text:tab/>greatly increased batch size to 2048</text:span></text:p>
      <text:p text:style-name="P3"><text:span text:style-name="T2"><text:tab/>Greatly increased buffer size to 81920 (buffer * 40)</text:span></text:p>
      <text:p text:style-name="P1"/>
      <text:p text:style-name="P3"><text:span text:style-name="T7">Result - </text:span><text:span text:style-name="T2"><text:s/>Won't build until we fix our editor scripts. Made it to lesson #2 then tanked. Seems to be running in circles. May need longer training time. </text:span></text:p>
      <text:p text:style-name="P1"/>
      <text:p text:style-name="P3"><text:span text:style-name="T7">PPO_05 <text:s/></text:span><text:span text:style-name="T2">Made adjustments to spatial grid sensor. Agent may have been having trouble seeing</text:span></text:p>
      <text:p text:style-name="P3"><text:span text:style-name="T2"><text:tab/>greatly increased collider buffer size to 1024 from 60</text:span></text:p>
      <text:p text:style-name="P3"><text:span text:style-name="T2"><text:tab/>Lat angle +- 32.5 deg</text:span></text:p>
      <text:p text:style-name="P3"><text:span text:style-name="T2"><text:tab/>Lon angle 60 deg</text:span></text:p>
      <text:p text:style-name="P1"/>
      <text:p text:style-name="P3"><text:span text:style-name="T7">Result - </text:span><text:span text:style-name="T2"><text:s/>Seemed to train a bit better, but not well enough. Going to try a camera sensor instead.</text:span></text:p>
      <text:p text:style-name="P1"/>
      <text:p text:style-name="P3"><text:span text:style-name="T7">PPO_06 <text:s/></text:span><text:span text:style-name="T2">Changed to new project with URP pipeline. HDRP seems to have issues. Also upgraded to Unity 2021</text:span></text:p>
      <text:p text:style-name="P3"><text:span text:style-name="T7">Result - </text:span><text:span text:style-name="T2"><text:s/>Trained, but very slowly. Need to update movement controller and find a more efficient configuration (possibly drop the render size).</text:span></text:p>
      <text:p text:style-name="P1"/>
      <text:p text:style-name="P3"><text:span text:style-name="T7">PPO_07 <text:s/></text:span><text:span text:style-name="T2">Changed these parameters:</text:span></text:p>
      <text:p text:style-name="P3"><text:span text:style-name="T2">camera sensor -&gt; width and height from 82 to 32.</text:span></text:p>
      <text:p text:style-name="P3"><text:span text:style-name="T7">Result - </text:span><text:span text:style-name="T2"><text:s/>Was training, albeit a bit slowly. Stopped halfway once I realized that only one camera had the correct background and the skybox color may have been confusing the agents. Agent seems to like the </text:span><text:soft-page-break/><text:span text:style-name="T2">new controller.</text:span></text:p>
      <text:p text:style-name="P1"/>
      <text:p text:style-name="P3"><text:span text:style-name="T7">PPO_08 <text:s/></text:span><text:span text:style-name="T2">Changed camera background to solid black. Training from build.</text:span></text:p>
      <text:p text:style-name="P3"><text:span text:style-name="T2">mlagents-learn PlatformerBehavior.yaml --run-id=PPO_08 --initialize-from=PPO_07 --env=../Builds --num-envs=2 --force</text:span></text:p>
      <text:p text:style-name="P3"><text:span text:style-name="T7">Result - </text:span><text:span text:style-name="T2"><text:s/>Trained slowly, and not well enough.</text:span></text:p>
      <text:p text:style-name="P1"/>
      <text:p text:style-name="P3"><text:span text:style-name="T7">PPO_09 <text:s/></text:span><text:span text:style-name="T2">Added rotation control to right stick, mouse delta x for a much more controllable agent. Training with 4 instances with 16 environments each. Changed hidden units 512 -&gt; 256 </text:span></text:p>
      <text:p text:style-name="P3"><text:span text:style-name="T7">Result - </text:span><text:span text:style-name="T2">Completed training early, but still took too much time for such a simple task</text:span></text:p>
      <text:p text:style-name="P1"/>
      <text:p text:style-name="P3"><text:span text:style-name="T7">PPO_10 <text:s/></text:span><text:span text:style-name="T2">Removed all discrete outputs from the agent. There may be an issue where we're running duplicate networks if we use both discrete and continuous outputs.</text:span></text:p>
      <text:p text:style-name="P3"><text:span text:style-name="T7">Result – </text:span><text:span text:style-name="T3">Completed in about 8M steps (half of previous) with a higher <text:s/>cumulative score of 0.8.</text:span></text:p>
      <text:p text:style-name="P3"><text:span text:style-name="T3"/></text:p>
      <text:p text:style-name="P5"><text:span text:style-name="T7">PPO_1</text:span><text:span text:style-name="T9">1</text:span><text:span text:style-name="T7"> <text:s/></text:span><text:span text:style-name="T2">Removed all </text:span><text:span text:style-name="T4">continuous</text:span><text:span text:style-name="T2"> outputs from the agent. Th</text:span><text:span text:style-name="T4">is should be easier to train.</text:span></text:p>
      <text:p text:style-name="P5"><text:span text:style-name="T8">Result – </text:span><text:span text:style-name="T5">Fully trained in about 5M steps (1 hr)</text:span></text:p>
      <text:p text:style-name="P1"/>
      <text:p text:style-name="P6"><text:span text:style-name="T7">PPO_1</text:span><text:span text:style-name="T10">2</text:span><text:span text:style-name="T7"> <text:s/></text:span><text:span text:style-name="T6">Added some camera width and resolution</text:span></text:p>
      <text:p text:style-name="P6"><text:span text:style-name="T6"><text:tab/>Camera FOV 100 degrees</text:span></text:p>
      <text:p text:style-name="P6"><text:span text:style-name="T6"><text:tab/>Camera sensor 84 x 32 (from 32 x 32)</text:span></text:p>
      <text:p text:style-name="P2"><text:span text:style-name="T12">Result – </text:span><text:span text:style-name="T11">Fully</text:span></text:p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9T00:11:46.768000000</dc:date>
    <meta:editing-duration>PT10H44M56S</meta:editing-duration>
    <meta:editing-cycles>4</meta:editing-cycles>
    <meta:generator>LibreOffice/7.0.4.2$Windows_X86_64 LibreOffice_project/dcf040e67528d9187c66b2379df5ea4407429775</meta:generator>
    <meta:document-statistic meta:table-count="0" meta:image-count="0" meta:object-count="0" meta:page-count="3" meta:paragraph-count="43" meta:word-count="634" meta:character-count="3713" meta:non-whitespace-character-count="3094"/>
  </office:meta>
</office:document-meta>
</file>